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0c28ce" officeooo:paragraph-rsid="000c28ce"/>
    </style:style>
    <style:style style:name="P2" style:family="paragraph" style:parent-style-name="Standard">
      <style:text-properties fo:language="es" fo:country="ES" officeooo:rsid="000c28ce" officeooo:paragraph-rsid="00125bf2"/>
    </style:style>
  </office:automatic-styles>
  <office:body>
    <office:text>
      <text:tracked-changes>
        <text:changed-region xml:id="ct70473712" text:id="ct70473712">
          <text:insertion>
            <office:change-info>
              <dc:creator>Autor desconocido</dc:creator>
              <dc:date>2018-04-02T17:59:00</dc:date>
            </office:change-info>
          </text:insertion>
        </text:changed-region>
        <text:changed-region xml:id="ct63675456" text:id="ct63675456">
          <text:insertion>
            <office:change-info>
              <dc:creator>Autor desconocido</dc:creator>
              <dc:date>2018-04-03T06: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change-start text:change-id="ct70473712"/>.<text:change-end text:change-id="ct70473712"/><text:change-start text:change-id="ct63675456"/></text:p>
      <text:p text:style-name="P1"/>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p>
      <text:p text:style-name="P2"/>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p>
      <text:p text:style-name="P2"/>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p>
      <text:p text:style-name="P2"/>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p>
      <text:p text:style-name="P2"/>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p>
      <text:p text:style-name="P2"/>
      <text:p text:style-name="P2">Wendy estaba cosiendo los bolsillos cuando escucho la discusión de los piratas entre los pieles rojas. Los chicos querían saber quien había ganado pero no querían salir de la casa esperan haber quien ganaba hasta que escucha el TAM TAM y se dieron cuenta que ganaron los piratas y el tambor lo tocaban los piratas para engañar a los niños. El primero en salir fue Rizos y lo capturaron y lo ataron a un mástil Wendy fue la última en salir ¿y Peter? Y la capturan y Peter estaba tranquilo en un rincón tocando el caramillo.<text:change-end text:change-id="ct636754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41:55.165266276</meta:creation-date>
    <dc:date>2018-04-03T06:39:15.709843902</dc:date>
    <meta:editing-duration>PT39M41S</meta:editing-duration>
    <meta:editing-cycles>4</meta:editing-cycles>
    <meta:generator>LibreOffice/5.1.6.2$Linux_X86_64 LibreOffice_project/10m0$Build-2</meta:generator>
    <meta:document-statistic meta:table-count="0" meta:image-count="0" meta:object-count="0" meta:page-count="1" meta:paragraph-count="7" meta:word-count="672" meta:character-count="3654" meta:non-whitespace-character-count="2989"/>
  </office:meta>
</office:document-meta>
</file>